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stroke="dash" draw:stroke-dash="Ultrafine_20_Dashed" draw:marker-end="Short_20_line_20_Arrow" draw:marker-end-width="0.3cm" draw:fill="none" draw:textarea-vertical-align="middle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3pt" fo:font-weight="bold" style:font-size-asian="13pt" style:font-size-complex="13pt"/>
    </style:style>
    <style:style style:name="P3" style:family="paragraph">
      <style:text-properties fo:font-family="'Times New Roman'" style:font-family-generic="roman" style:font-pitch="variable" fo:font-size="13pt" fo:font-weight="bold" style:font-size-asian="13pt" style:font-size-complex="13pt"/>
    </style:style>
    <style:style style:name="T1" style:family="text">
      <style:text-properties fo:font-family="'Times New Roman'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254cm" svg:height="0.254cm" svg:x="9.523cm" svg:y="3.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0.254cm" svg:height="0.254cm" svg:x="9.023cm" svg:y="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56cm" svg:y1="3.757cm" svg:x2="9.24cm" svg:y2="4.477cm" draw:start-shape="id1" draw:start-glue-point="7" draw:end-shape="id2" draw:end-glue-point="11" svg:d="M9560 3757l-320 720">
          <text:p/>
        </draw:connector>
        <draw:custom-shape draw:style-name="gr1" draw:text-style-name="P1" xml:id="id3" draw:id="id3" draw:layer="layout" svg:width="0.254cm" svg:height="0.254cm" svg:x="9.923cm" svg:y="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74cm" svg:y1="3.757cm" svg:x2="10.05cm" svg:y2="4.44cm" draw:start-shape="id1" draw:start-glue-point="9" draw:end-shape="id3" draw:end-glue-point="4" svg:d="M9740 3757l310 683">
          <text:p/>
        </draw:connector>
        <draw:custom-shape draw:style-name="gr1" draw:text-style-name="P1" xml:id="id4" draw:id="id4" draw:layer="layout" svg:width="0.254cm" svg:height="0.254cm" svg:x="9.423cm" svg:y="5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05cm" svg:y1="4.694cm" svg:x2="9.55cm" svg:y2="5.34cm" draw:start-shape="id3" draw:start-glue-point="8" draw:end-shape="id4" draw:end-glue-point="4" svg:d="M10050 4694l-500 646">
          <text:p/>
        </draw:connector>
        <draw:custom-shape draw:style-name="gr1" draw:text-style-name="P1" xml:id="id5" draw:id="id5" draw:layer="layout" svg:width="0.254cm" svg:height="0.254cm" svg:x="11.123cm" svg:y="3.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8" draw:id="id8" draw:layer="layout" svg:width="0.254cm" svg:height="0.254cm" svg:x="11.423cm" svg:y="5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254cm" svg:height="0.254cm" svg:x="11.123cm" svg:y="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25cm" svg:y1="3.794cm" svg:x2="11.25cm" svg:y2="4.44cm" draw:start-shape="id5" draw:start-glue-point="8" draw:end-shape="id6" draw:end-glue-point="4" svg:d="M11250 3794v646">
          <text:p/>
        </draw:connector>
        <draw:custom-shape draw:style-name="gr1" draw:text-style-name="P1" xml:id="id7" draw:id="id7" draw:layer="layout" svg:width="0.254cm" svg:height="0.254cm" svg:x="10.823cm" svg:y="5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25cm" svg:y1="4.694cm" svg:x2="10.95cm" svg:y2="5.34cm" draw:start-shape="id6" draw:start-glue-point="8" draw:end-shape="id7" draw:end-glue-point="4" svg:d="M11250 4694l-300 646">
          <text:p/>
        </draw:connector>
        <draw:connector draw:style-name="gr2" draw:text-style-name="P1" draw:layer="layout" draw:type="line" svg:x1="11.25cm" svg:y1="4.694cm" svg:x2="11.55cm" svg:y2="5.34cm" draw:start-shape="id6" draw:start-glue-point="8" draw:end-shape="id8" draw:end-glue-point="4" svg:d="M11250 4694l300 646">
          <text:p/>
        </draw:connector>
        <draw:custom-shape draw:style-name="gr1" draw:text-style-name="P1" xml:id="id9" draw:id="id9" draw:layer="layout" svg:width="0.254cm" svg:height="0.254cm" svg:x="6.623cm" svg:y="6.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0" draw:id="id10" draw:layer="layout" svg:width="0.254cm" svg:height="0.254cm" svg:x="6.123cm" svg:y="7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66cm" svg:y1="7.057cm" svg:x2="6.34cm" svg:y2="7.777cm" draw:start-shape="id9" draw:start-glue-point="7" draw:end-shape="id10" draw:end-glue-point="11" svg:d="M6660 7057l-320 720">
          <text:p/>
        </draw:connector>
        <draw:custom-shape draw:style-name="gr1" draw:text-style-name="P1" xml:id="id11" draw:id="id11" draw:layer="layout" svg:width="0.254cm" svg:height="0.254cm" svg:x="6.823cm" svg:y="7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84cm" svg:y1="7.057cm" svg:x2="6.95cm" svg:y2="7.74cm" draw:start-shape="id9" draw:start-glue-point="9" draw:end-shape="id11" draw:end-glue-point="4" svg:d="M6840 7057l110 683">
          <text:p/>
        </draw:connector>
        <draw:custom-shape draw:style-name="gr1" draw:text-style-name="P1" xml:id="id12" draw:id="id12" draw:layer="layout" svg:width="0.254cm" svg:height="0.254cm" svg:x="5.823cm" svg:y="8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34cm" svg:y1="7.957cm" svg:x2="5.95cm" svg:y2="8.64cm" draw:start-shape="id10" draw:start-glue-point="9" draw:end-shape="id12" draw:end-glue-point="4" svg:d="M6340 7957l-390 683">
          <text:p/>
        </draw:connector>
        <draw:custom-shape draw:style-name="gr1" draw:text-style-name="P1" xml:id="id13" draw:id="id13" draw:layer="layout" svg:width="0.254cm" svg:height="0.254cm" svg:x="8.323cm" svg:y="6.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6" draw:id="id16" draw:layer="layout" svg:width="0.254cm" svg:height="0.254cm" svg:x="8.623cm" svg:y="8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254cm" svg:height="0.254cm" svg:x="8.323cm" svg:y="7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45cm" svg:y1="7.094cm" svg:x2="8.45cm" svg:y2="7.74cm" draw:start-shape="id13" draw:start-glue-point="8" draw:end-shape="id14" draw:end-glue-point="4" svg:d="M8450 7094v646">
          <text:p/>
        </draw:connector>
        <draw:custom-shape draw:style-name="gr1" draw:text-style-name="P1" xml:id="id15" draw:id="id15" draw:layer="layout" svg:width="0.254cm" svg:height="0.254cm" svg:x="8.023cm" svg:y="8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45cm" svg:y1="7.994cm" svg:x2="8.15cm" svg:y2="8.64cm" draw:start-shape="id14" draw:start-glue-point="8" draw:end-shape="id15" draw:end-glue-point="4" svg:d="M8450 7994l-300 646">
          <text:p/>
        </draw:connector>
        <draw:connector draw:style-name="gr2" draw:text-style-name="P1" draw:layer="layout" draw:type="line" svg:x1="8.45cm" svg:y1="7.994cm" svg:x2="8.75cm" svg:y2="8.64cm" draw:start-shape="id14" draw:start-glue-point="8" draw:end-shape="id16" draw:end-glue-point="4" svg:d="M8450 7994l300 646">
          <text:p/>
        </draw:connector>
        <draw:custom-shape draw:style-name="gr1" draw:text-style-name="P1" xml:id="id17" draw:id="id17" draw:layer="layout" svg:width="0.254cm" svg:height="0.254cm" svg:x="10.023cm" svg:y="6.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0" draw:id="id20" draw:layer="layout" svg:width="0.254cm" svg:height="0.254cm" svg:x="10.323cm" svg:y="7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254cm" svg:height="0.254cm" svg:x="9.723cm" svg:y="7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15cm" svg:y1="7.094cm" svg:x2="9.85cm" svg:y2="7.74cm" draw:start-shape="id17" draw:start-glue-point="8" draw:end-shape="id18" draw:end-glue-point="4" svg:d="M10150 7094l-300 646">
          <text:p/>
        </draw:connector>
        <draw:custom-shape draw:style-name="gr1" draw:text-style-name="P1" xml:id="id19" draw:id="id19" draw:layer="layout" svg:width="0.254cm" svg:height="0.254cm" svg:x="9.823cm" svg:y="8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85cm" svg:y1="7.994cm" svg:x2="9.95cm" svg:y2="8.64cm" draw:start-shape="id18" draw:start-glue-point="8" draw:end-shape="id19" draw:end-glue-point="4" svg:d="M9850 7994l100 646">
          <text:p/>
        </draw:connector>
        <draw:connector draw:style-name="gr2" draw:text-style-name="P1" draw:layer="layout" draw:type="line" svg:x1="10.15cm" svg:y1="7.094cm" svg:x2="10.45cm" svg:y2="7.74cm" draw:start-shape="id17" draw:start-glue-point="8" draw:end-shape="id20" draw:end-glue-point="4" svg:d="M10150 7094l300 646">
          <text:p/>
        </draw:connector>
        <draw:custom-shape draw:style-name="gr1" draw:text-style-name="P1" xml:id="id21" draw:id="id21" draw:layer="layout" svg:width="0.254cm" svg:height="0.254cm" svg:x="12.623cm" svg:y="6.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4" draw:id="id24" draw:layer="layout" svg:width="0.254cm" svg:height="0.254cm" svg:x="12.923cm" svg:y="8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254cm" svg:height="0.254cm" svg:x="12.623cm" svg:y="7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75cm" svg:y1="7.094cm" svg:x2="12.75cm" svg:y2="7.74cm" draw:start-shape="id21" draw:start-glue-point="8" draw:end-shape="id22" draw:end-glue-point="4" svg:d="M12750 7094v646">
          <text:p/>
        </draw:connector>
        <draw:custom-shape draw:style-name="gr1" draw:text-style-name="P1" xml:id="id23" draw:id="id23" draw:layer="layout" svg:width="0.254cm" svg:height="0.254cm" svg:x="12.323cm" svg:y="8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75cm" svg:y1="7.994cm" svg:x2="12.45cm" svg:y2="8.64cm" draw:start-shape="id22" draw:start-glue-point="8" draw:end-shape="id23" draw:end-glue-point="4" svg:d="M12750 7994l-300 646">
          <text:p/>
        </draw:connector>
        <draw:connector draw:style-name="gr2" draw:text-style-name="P1" draw:layer="layout" draw:type="line" svg:x1="12.75cm" svg:y1="7.994cm" svg:x2="13.05cm" svg:y2="8.64cm" draw:start-shape="id22" draw:start-glue-point="8" draw:end-shape="id24" draw:end-glue-point="4" svg:d="M12750 7994l300 646">
          <text:p/>
        </draw:connector>
        <draw:custom-shape draw:style-name="gr1" draw:text-style-name="P1" xml:id="id25" draw:id="id25" draw:layer="layout" svg:width="0.254cm" svg:height="0.254cm" svg:x="14.323cm" svg:y="6.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8" draw:id="id28" draw:layer="layout" svg:width="0.254cm" svg:height="0.254cm" svg:x="14.723cm" svg:y="7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0.254cm" svg:height="0.254cm" svg:x="13.923cm" svg:y="7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4.45cm" svg:y1="7.094cm" svg:x2="14.05cm" svg:y2="7.74cm" draw:start-shape="id25" draw:start-glue-point="8" draw:end-shape="id26" draw:end-glue-point="4" svg:d="M14450 7094l-400 646">
          <text:p/>
        </draw:connector>
        <draw:custom-shape draw:style-name="gr1" draw:text-style-name="P1" xml:id="id27" draw:id="id27" draw:layer="layout" svg:width="0.254cm" svg:height="0.254cm" svg:x="14.223cm" svg:y="8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4.05cm" svg:y1="7.994cm" svg:x2="14.35cm" svg:y2="8.64cm" draw:start-shape="id26" draw:start-glue-point="8" draw:end-shape="id27" draw:end-glue-point="4" svg:d="M14050 7994l300 646">
          <text:p/>
        </draw:connector>
        <draw:connector draw:style-name="gr2" draw:text-style-name="P1" draw:layer="layout" draw:type="line" svg:x1="14.45cm" svg:y1="7.094cm" svg:x2="14.85cm" svg:y2="7.74cm" draw:start-shape="id25" draw:start-glue-point="8" draw:end-shape="id28" draw:end-glue-point="4" svg:d="M14450 7094l400 646">
          <text:p/>
        </draw:connector>
        <draw:custom-shape draw:style-name="gr1" draw:text-style-name="P1" xml:id="id29" draw:id="id29" draw:layer="layout" svg:width="0.254cm" svg:height="0.254cm" svg:x="6.523cm" svg:y="10.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0" draw:id="id30" draw:layer="layout" svg:width="0.254cm" svg:height="0.254cm" svg:x="6.123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56cm" svg:y1="10.457cm" svg:x2="6.34cm" svg:y2="11.177cm" draw:start-shape="id29" draw:start-glue-point="7" draw:end-shape="id30" draw:end-glue-point="11" svg:d="M6560 10457l-220 720">
          <text:p/>
        </draw:connector>
        <draw:custom-shape draw:style-name="gr1" draw:text-style-name="P1" xml:id="id31" draw:id="id31" draw:layer="layout" svg:width="0.254cm" svg:height="0.254cm" svg:x="6.823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4cm" svg:y1="10.457cm" svg:x2="6.95cm" svg:y2="11.14cm" draw:start-shape="id29" draw:start-glue-point="9" draw:end-shape="id31" draw:end-glue-point="4" svg:d="M6740 10457l210 683">
          <text:p/>
        </draw:connector>
        <draw:custom-shape draw:style-name="gr1" draw:text-style-name="P1" xml:id="id32" draw:id="id32" draw:layer="layout" svg:width="0.254cm" svg:height="0.254cm" svg:x="6.423cm" svg:y="12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34cm" svg:y1="11.357cm" svg:x2="6.55cm" svg:y2="12.04cm" draw:start-shape="id30" draw:start-glue-point="9" draw:end-shape="id32" draw:end-glue-point="4" svg:d="M6340 11357l210 683">
          <text:p/>
        </draw:connector>
        <draw:custom-shape draw:style-name="gr1" draw:text-style-name="P1" xml:id="id33" draw:id="id33" draw:layer="layout" svg:width="0.254cm" svg:height="0.254cm" svg:x="8.223cm" svg:y="10.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6" draw:id="id36" draw:layer="layout" svg:width="0.254cm" svg:height="0.254cm" svg:x="8.523cm" svg:y="12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0.254cm" svg:height="0.254cm" svg:x="8.223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35cm" svg:y1="10.494cm" svg:x2="8.35cm" svg:y2="11.14cm" draw:start-shape="id33" draw:start-glue-point="8" draw:end-shape="id34" draw:end-glue-point="4" svg:d="M8350 10494v646">
          <text:p/>
        </draw:connector>
        <draw:custom-shape draw:style-name="gr1" draw:text-style-name="P1" xml:id="id35" draw:id="id35" draw:layer="layout" svg:width="0.254cm" svg:height="0.254cm" svg:x="7.923cm" svg:y="12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35cm" svg:y1="11.394cm" svg:x2="8.05cm" svg:y2="12.04cm" draw:start-shape="id34" draw:start-glue-point="8" draw:end-shape="id35" draw:end-glue-point="4" svg:d="M8350 11394l-300 646">
          <text:p/>
        </draw:connector>
        <draw:connector draw:style-name="gr2" draw:text-style-name="P1" draw:layer="layout" draw:type="line" svg:x1="8.35cm" svg:y1="11.394cm" svg:x2="8.65cm" svg:y2="12.04cm" draw:start-shape="id34" draw:start-glue-point="8" draw:end-shape="id36" draw:end-glue-point="4" svg:d="M8350 11394l300 646">
          <text:p/>
        </draw:connector>
        <draw:custom-shape draw:style-name="gr1" draw:text-style-name="P1" xml:id="id37" draw:id="id37" draw:layer="layout" svg:width="0.254cm" svg:height="0.254cm" svg:x="9.823cm" svg:y="10.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0" draw:id="id40" draw:layer="layout" svg:width="0.254cm" svg:height="0.254cm" svg:x="10.223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8" draw:id="id38" draw:layer="layout" svg:width="0.254cm" svg:height="0.254cm" svg:x="9.423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95cm" svg:y1="10.494cm" svg:x2="9.55cm" svg:y2="11.14cm" draw:start-shape="id37" draw:start-glue-point="8" draw:end-shape="id38" draw:end-glue-point="4" svg:d="M9950 10494l-400 646">
          <text:p/>
        </draw:connector>
        <draw:custom-shape draw:style-name="gr1" draw:text-style-name="P1" xml:id="id39" draw:id="id39" draw:layer="layout" svg:width="0.254cm" svg:height="0.254cm" svg:x="9.723cm" svg:y="12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55cm" svg:y1="11.394cm" svg:x2="9.85cm" svg:y2="12.04cm" draw:start-shape="id38" draw:start-glue-point="8" draw:end-shape="id39" draw:end-glue-point="4" svg:d="M9550 11394l300 646">
          <text:p/>
        </draw:connector>
        <draw:connector draw:style-name="gr2" draw:text-style-name="P1" draw:layer="layout" draw:type="line" svg:x1="9.95cm" svg:y1="10.494cm" svg:x2="10.35cm" svg:y2="11.14cm" draw:start-shape="id37" draw:start-glue-point="8" draw:end-shape="id40" draw:end-glue-point="4" svg:d="M9950 10494l400 646">
          <text:p/>
        </draw:connector>
        <draw:custom-shape draw:style-name="gr1" draw:text-style-name="P1" xml:id="id41" draw:id="id41" draw:layer="layout" svg:width="0.254cm" svg:height="0.254cm" svg:x="11.623cm" svg:y="10.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4" draw:id="id44" draw:layer="layout" svg:width="0.254cm" svg:height="0.254cm" svg:x="11.923cm" svg:y="12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2" draw:id="id42" draw:layer="layout" svg:width="0.254cm" svg:height="0.254cm" svg:x="11.623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75cm" svg:y1="10.494cm" svg:x2="11.75cm" svg:y2="11.14cm" draw:start-shape="id41" draw:start-glue-point="8" draw:end-shape="id42" draw:end-glue-point="4" svg:d="M11750 10494v646">
          <text:p/>
        </draw:connector>
        <draw:custom-shape draw:style-name="gr1" draw:text-style-name="P1" xml:id="id43" draw:id="id43" draw:layer="layout" svg:width="0.254cm" svg:height="0.254cm" svg:x="11.323cm" svg:y="12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75cm" svg:y1="11.394cm" svg:x2="11.45cm" svg:y2="12.04cm" draw:start-shape="id42" draw:start-glue-point="8" draw:end-shape="id43" draw:end-glue-point="4" svg:d="M11750 11394l-300 646">
          <text:p/>
        </draw:connector>
        <draw:connector draw:style-name="gr2" draw:text-style-name="P1" draw:layer="layout" draw:type="line" svg:x1="11.75cm" svg:y1="11.394cm" svg:x2="12.05cm" svg:y2="12.04cm" draw:start-shape="id42" draw:start-glue-point="8" draw:end-shape="id44" draw:end-glue-point="4" svg:d="M11750 11394l300 646">
          <text:p/>
        </draw:connector>
        <draw:custom-shape draw:style-name="gr1" draw:text-style-name="P1" xml:id="id45" draw:id="id45" draw:layer="layout" svg:width="0.254cm" svg:height="0.254cm" svg:x="13.423cm" svg:y="10.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8" draw:id="id48" draw:layer="layout" svg:width="0.254cm" svg:height="0.254cm" svg:x="13.823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6" draw:id="id46" draw:layer="layout" svg:width="0.254cm" svg:height="0.254cm" svg:x="13.023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5cm" svg:y1="10.494cm" svg:x2="13.15cm" svg:y2="11.14cm" draw:start-shape="id45" draw:start-glue-point="8" draw:end-shape="id46" draw:end-glue-point="4" svg:d="M13550 10494l-400 646">
          <text:p/>
        </draw:connector>
        <draw:custom-shape draw:style-name="gr1" draw:text-style-name="P1" xml:id="id47" draw:id="id47" draw:layer="layout" svg:width="0.254cm" svg:height="0.254cm" svg:x="13.323cm" svg:y="12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15cm" svg:y1="11.394cm" svg:x2="13.45cm" svg:y2="12.04cm" draw:start-shape="id46" draw:start-glue-point="8" draw:end-shape="id47" draw:end-glue-point="4" svg:d="M13150 11394l300 646">
          <text:p/>
        </draw:connector>
        <draw:connector draw:style-name="gr2" draw:text-style-name="P1" draw:layer="layout" draw:type="line" svg:x1="13.55cm" svg:y1="10.494cm" svg:x2="13.95cm" svg:y2="11.14cm" draw:start-shape="id45" draw:start-glue-point="8" draw:end-shape="id48" draw:end-glue-point="4" svg:d="M13550 10494l400 646">
          <text:p/>
        </draw:connector>
        <draw:custom-shape draw:style-name="gr1" draw:text-style-name="P1" xml:id="id49" draw:id="id49" draw:layer="layout" svg:width="0.254cm" svg:height="0.254cm" svg:x="14.923cm" svg:y="10.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52" draw:id="id52" draw:layer="layout" svg:width="0.254cm" svg:height="0.254cm" svg:x="15.223cm" svg:y="12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0" draw:id="id50" draw:layer="layout" svg:width="0.254cm" svg:height="0.254cm" svg:x="14.923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5.05cm" svg:y1="10.494cm" svg:x2="15.05cm" svg:y2="11.14cm" draw:start-shape="id49" draw:start-glue-point="8" draw:end-shape="id50" draw:end-glue-point="4" svg:d="M15050 10494v646">
          <text:p/>
        </draw:connector>
        <draw:custom-shape draw:style-name="gr1" draw:text-style-name="P1" xml:id="id51" draw:id="id51" draw:layer="layout" svg:width="0.254cm" svg:height="0.254cm" svg:x="14.623cm" svg:y="12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5.05cm" svg:y1="11.394cm" svg:x2="14.75cm" svg:y2="12.04cm" draw:start-shape="id50" draw:start-glue-point="8" draw:end-shape="id51" draw:end-glue-point="4" svg:d="M15050 11394l-300 646">
          <text:p/>
        </draw:connector>
        <draw:connector draw:style-name="gr2" draw:text-style-name="P1" draw:layer="layout" draw:type="line" svg:x1="15.05cm" svg:y1="11.394cm" svg:x2="15.35cm" svg:y2="12.04cm" draw:start-shape="id50" draw:start-glue-point="8" draw:end-shape="id52" draw:end-glue-point="4" svg:d="M15050 11394l300 646">
          <text:p/>
        </draw:connector>
        <draw:connector draw:style-name="gr3" draw:text-style-name="P1" draw:layer="layout" draw:type="line" svg:x1="9.56cm" svg:y1="3.757cm" svg:x2="6.75cm" svg:y2="6.84cm" draw:start-shape="id1" draw:start-glue-point="7" draw:end-shape="id9" draw:end-glue-point="4" svg:d="M9560 3757l-2810 3083">
          <text:p/>
        </draw:connector>
        <draw:connector draw:style-name="gr3" draw:text-style-name="P1" draw:layer="layout" draw:type="line" svg:x1="9.65cm" svg:y1="3.794cm" svg:x2="8.45cm" svg:y2="6.84cm" draw:start-shape="id1" draw:start-glue-point="8" draw:end-shape="id13" draw:end-glue-point="4" svg:d="M9650 3794l-1200 3046">
          <text:p/>
        </draw:connector>
        <draw:connector draw:style-name="gr3" draw:text-style-name="P1" draw:layer="layout" draw:type="line" svg:x1="9.74cm" svg:y1="3.757cm" svg:x2="10.023cm" svg:y2="6.967cm" draw:start-shape="id1" draw:start-glue-point="9" draw:end-shape="id17" draw:end-glue-point="6" svg:d="M9740 3757l283 3210">
          <text:p/>
        </draw:connector>
        <draw:connector draw:style-name="gr3" draw:text-style-name="P1" draw:layer="layout" draw:type="line" svg:x1="11.16cm" svg:y1="3.757cm" svg:x2="8.577cm" svg:y2="6.967cm" draw:start-shape="id5" draw:start-glue-point="7" draw:end-shape="id13" draw:end-glue-point="10" svg:d="M11160 3757l-2583 3210">
          <text:p/>
        </draw:connector>
        <draw:connector draw:style-name="gr3" draw:text-style-name="P1" draw:layer="layout" draw:type="line" svg:x1="11.16cm" svg:y1="3.757cm" svg:x2="10.24cm" svg:y2="6.877cm" draw:start-shape="id5" draw:start-glue-point="7" draw:end-shape="id17" draw:end-glue-point="11" svg:d="M11160 3757l-920 3120">
          <text:p/>
        </draw:connector>
        <draw:connector draw:style-name="gr3" draw:text-style-name="P1" draw:layer="layout" draw:type="line" svg:x1="6.75cm" svg:y1="7.094cm" svg:x2="6.65cm" svg:y2="10.24cm" draw:start-shape="id9" draw:start-glue-point="8" draw:end-shape="id29" draw:end-glue-point="4" svg:d="M6750 7094l-100 3146">
          <text:p/>
        </draw:connector>
        <draw:connector draw:style-name="gr3" draw:text-style-name="P1" draw:layer="layout" draw:type="line" svg:x1="6.84cm" svg:y1="7.057cm" svg:x2="8.35cm" svg:y2="10.24cm" draw:start-shape="id9" draw:start-glue-point="9" draw:end-shape="id33" draw:end-glue-point="4" svg:d="M6840 7057l1510 3183">
          <text:p/>
        </draw:connector>
        <draw:connector draw:style-name="gr3" draw:text-style-name="P1" draw:layer="layout" draw:type="line" svg:x1="8.36cm" svg:y1="7.057cm" svg:x2="6.74cm" svg:y2="10.277cm" draw:start-shape="id13" draw:start-glue-point="7" draw:end-shape="id29" draw:end-glue-point="11" svg:d="M8360 7057l-1620 3220">
          <text:p/>
        </draw:connector>
        <draw:connector draw:style-name="gr3" draw:text-style-name="P1" draw:layer="layout" draw:type="line" svg:x1="10.06cm" svg:y1="7.057cm" svg:x2="8.44cm" svg:y2="10.277cm" draw:start-shape="id17" draw:start-glue-point="7" draw:end-shape="id33" draw:end-glue-point="11" svg:d="M10060 7057l-1620 3220">
          <text:p/>
        </draw:connector>
        <draw:connector draw:style-name="gr3" draw:text-style-name="P1" draw:layer="layout" draw:type="line" svg:x1="12.66cm" svg:y1="7.057cm" svg:x2="8.477cm" svg:y2="10.367cm" draw:start-shape="id21" draw:start-glue-point="7" draw:end-shape="id33" draw:end-glue-point="10" svg:d="M12660 7057l-4183 3310">
          <text:p/>
        </draw:connector>
        <draw:connector draw:style-name="gr3" draw:text-style-name="P1" draw:layer="layout" draw:type="line" svg:x1="10.24cm" svg:y1="7.057cm" svg:x2="11.66cm" svg:y2="10.277cm" draw:start-shape="id17" draw:start-glue-point="9" draw:end-shape="id41" draw:end-glue-point="5" svg:d="M10240 7057l1420 3220">
          <text:p/>
        </draw:connector>
        <draw:connector draw:style-name="gr3" draw:text-style-name="P1" draw:layer="layout" draw:type="line" svg:x1="12.84cm" svg:y1="7.057cm" svg:x2="13.55cm" svg:y2="10.24cm" draw:start-shape="id21" draw:start-glue-point="9" draw:end-shape="id45" draw:end-glue-point="4" svg:d="M12840 7057l710 3183">
          <text:p/>
        </draw:connector>
        <draw:connector draw:style-name="gr3" draw:text-style-name="P1" draw:layer="layout" draw:type="line" svg:x1="14.36cm" svg:y1="7.057cm" svg:x2="11.84cm" svg:y2="10.277cm" draw:start-shape="id25" draw:start-glue-point="7" draw:end-shape="id41" draw:end-glue-point="11" svg:d="M14360 7057l-2520 3220">
          <text:p/>
        </draw:connector>
        <draw:connector draw:style-name="gr3" draw:text-style-name="P1" draw:layer="layout" draw:type="line" svg:x1="14.54cm" svg:y1="6.877cm" svg:x2="15.05cm" svg:y2="10.24cm" draw:start-shape="id25" draw:start-glue-point="11" draw:end-shape="id49" draw:end-glue-point="4" svg:d="M14540 6877l510 3363">
          <text:p/>
        </draw:connector>
        <draw:custom-shape draw:style-name="gr4" draw:text-style-name="P1" draw:layer="layout" svg:width="6.985cm" svg:height="2.794cm" svg:x="4.429cm" svg:y="6.4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03cm" svg:height="2.794cm" svg:x="11.845cm" svg:y="6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2.446cm" svg:height="2.794cm" svg:x="4.429cm" svg:y="3.1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2.446cm" svg:height="2.794cm" svg:x="4.429cm" svg:y="9.80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2.75cm" svg:y1="7.094cm" svg:x2="10.04cm" svg:y2="10.277cm" draw:start-shape="id21" draw:start-glue-point="8" draw:end-shape="id37" draw:end-glue-point="11" svg:d="M12750 7094l-2710 3183">
          <text:p/>
        </draw:connector>
        <draw:frame draw:style-name="gr6" draw:text-style-name="P3" draw:layer="layout" svg:width="1.734cm" svg:height="0.767cm" svg:x="15.197cm" svg:y="11.033cm">
          <draw:text-box>
            <text:p text:style-name="P2"><text:span text:style-name="T1">level 1</text:span></text:p>
          </draw:text-box>
        </draw:frame>
        <draw:frame draw:style-name="gr6" draw:text-style-name="P3" draw:layer="layout" svg:width="1.861cm" svg:height="0.767cm" svg:x="15.198cm" svg:y="8.233cm">
          <draw:text-box>
            <text:p text:style-name="P2"><text:span text:style-name="T1">level 2'</text:span></text:p>
          </draw:text-box>
        </draw:frame>
        <draw:frame draw:style-name="gr6" draw:text-style-name="P3" draw:layer="layout" svg:width="1.734cm" svg:height="0.767cm" svg:x="4.299cm" svg:y="8.133cm">
          <draw:text-box>
            <text:p text:style-name="P2"><text:span text:style-name="T1">level 2</text:span></text:p>
          </draw:text-box>
        </draw:frame>
        <draw:frame draw:style-name="gr6" draw:text-style-name="P3" draw:layer="layout" svg:width="1.734cm" svg:height="0.767cm" svg:x="15.199cm" svg:y="4.934cm">
          <draw:text-box>
            <text:p text:style-name="P2"><text:span text:style-name="T1">level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12-30T18:55:39.12</meta:creation-date>
    <dc:date>2014-12-30T19:31:37.89</dc:date>
    <dc:creator>Loc Nguyen</dc:creator>
    <meta:editing-duration>PT35M53S</meta:editing-duration>
    <meta:editing-cycles>19</meta:editing-cycles>
    <meta:generator>OpenOffice/4.1.0$Win32 OpenOffice.org_project/410m18$Build-9764</meta:generator>
    <meta:document-statistic meta:object-count="114"/>
  </office:meta>
</office:document-meta>
</file>